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41.69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3.04mm"/>
    </style:style>
    <style:style style:name="co9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</style:style>
    <style:style style:name="ce3" style:family="table-cell" style:parent-style-name="Default" style:data-style-name="N10114"/>
    <style:style style:name="ce4" style:family="table-cell" style:parent-style-name="Default" style:data-style-name="N10116"/>
    <style:style style:name="ce9" style:family="table-cell" style:parent-style-name="Default" style:data-style-name="N10117"/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onent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Total</text:p>
          </table:table-cell>
          <table:table-cell table:formula="of:=SUM([.I6:.I100])" office:value-type="float" office:value="51.58" calcext:value-type="float">
            <text:p>51.58</text:p>
          </table:table-cell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RS Number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3463 &amp; 2847197</text:p>
          </table:table-cell>
          <table:table-cell table:formula="of:=(0.165+0.158)*2" office:value-type="float" office:value="0.646" calcext:value-type="float">
            <text:p>0.646</text:p>
          </table:table-cell>
          <table:table-cell/>
          <table:table-cell table:formula="of:=ROUNDUP([.B6]*[.G6]; 2)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406239" calcext:value-type="float">
            <text:p>9406239</text:p>
          </table:table-cell>
          <table:table-cell office:value-type="float" office:value="0.0481" calcext:value-type="float">
            <text:p>0.0481</text:p>
          </table:table-cell>
          <table:table-cell/>
          <table:table-cell table:formula="of:=ROUNDUP([.B8]*[.G8]; 2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3 C4 C7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803" calcext:value-type="float">
            <text:p>0.0803</text:p>
          </table:table-cell>
          <table:table-cell/>
          <table:table-cell table:formula="of:=ROUNDUP([.B9]*[.G9]; 2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8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112746" calcext:value-type="float">
            <text:p>2112746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ROUNDUP([.B10]*[.G10]; 2)"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D1 D3 D5 D7 D2 D4 D6 D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473418" calcext:value-type="float">
            <text:p>2473418</text:p>
          </table:table-cell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formula="of:=ROUNDUP([.B11]*[.G11]; 2)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Pa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bit_edge_connector</text:p>
          </table:table-cell>
          <table:table-cell office:value-type="string" calcext:value-type="string">
            <text:p>MCU_Module_Microbit:4UCON_17909_02x401.27mm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ol Component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ROUNDUP([.B13]*[.G13]; 2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Forward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4]*[.G14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5]*[.G15]; 2)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2396255" calcext:value-type="float">
            <text:p>2396255</text:p>
          </table:table-cell>
          <table:table-cell office:value-type="float" office:value="3.86" calcext:value-type="float">
            <text:p>3.86</text:p>
          </table:table-cell>
          <table:table-cell office:value-type="float" office:value="1" calcext:value-type="float">
            <text:p>1</text:p>
          </table:table-cell>
          <table:table-cell table:formula="of:=ROUNDUP([.B16]*[.G16]; 2)" office:value-type="float" office:value="3.86" calcext:value-type="float">
            <text:p>3.86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(Bluetooth)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7]*[.G17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50 Gyro &amp; Acc GY-521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-</text:p>
          </table:table-cell>
          <table:table-cell office:value-type="float" office:value="1593463" calcext:value-type="float">
            <text:p>1593463</text:p>
          </table:table-cell>
          <table:table-cell office:value-type="float" office:value="0.165" calcext:value-type="float">
            <text:p>0.165</text:p>
          </table:table-cell>
          <table:table-cell office:value-type="float" office:value="10" calcext:value-type="float">
            <text:p>10</text:p>
          </table:table-cell>
          <table:table-cell table:formula="of:=ROUNDUP([.B18]*[.G18]; 2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GY-273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9]*[.G19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Detectio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0]*[.G20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1]*[.G21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ow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2]*[.G22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3]*[.G23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4]*[.G24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5]*[.G25]; 2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 R1 R8 R9 R10 R11 R12 R7 R5 R6 R17 R18 R19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237755" calcext:value-type="float">
            <text:p>9237755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ROUNDUP([.B26]*[.G26]; 2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333711" calcext:value-type="float">
            <text:p>9333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10" calcext:value-type="float">
            <text:p>10</text:p>
          </table:table-cell>
          <table:table-cell table:formula="of:=ROUNDUP([.B27]*[.G27]; 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447622" calcext:value-type="float">
            <text:p>24476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" calcext:value-type="float">
            <text:p>10</text:p>
          </table:table-cell>
          <table:table-cell table:formula="of:=ROUNDUP([.B28]*[.G28]; 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9473610" calcext:value-type="float">
            <text:p>9473610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ROUNDUP([.B29]*[.G29]; 2)"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ESP-01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-</text:p>
          </table:table-cell>
          <table:table-cell office:value-type="float" office:value="1593489" calcext:value-type="float">
            <text:p>1593489</text:p>
          </table:table-cell>
          <table:table-cell office:value-type="float" office:value="0.205" calcext:value-type="float">
            <text:p>0.205</text:p>
          </table:table-cell>
          <table:table-cell office:value-type="float" office:value="5" calcext:value-type="float">
            <text:p>5</text:p>
          </table:table-cell>
          <table:table-cell table:formula="of:=ROUNDUP([.B30]*[.G30]; 2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-</text:p>
          </table:table-cell>
          <table:table-cell office:value-type="float" office:value="403295" calcext:value-type="float">
            <text:p>403295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ROUNDUP([.B31]*[.G31]; 2)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1087175" calcext:value-type="float">
            <text:p>1087175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table:formula="of:=ROUNDUP([.B32]*[.G32]; 2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9755837" calcext:value-type="float">
            <text:p>9755837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formula="of:=ROUNDUP([.B33]*[.G33]; 2)" office:value-type="float" office:value="0.05" calcext:value-type="float">
            <text:p>0.0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4]*[.G34]; 2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.6+4.76"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table:formula="of:=ROUNDUP([.B35]*[.G35]; 2)" office:value-type="float" office:value="6.36" calcext:value-type="float">
            <text:p>6.36</text:p>
          </table:table-cell>
        </table:table-row>
        <table:table-row table:style-name="ro1">
          <table:table-cell table:style-name="Default" office:value-type="string" calcext:value-type="string">
            <text:p>Ardu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Arduino-A000005-ARDUINO-NANO/dp/B0097AU5OU/ref=sr_1_4?crid=2LCEQTXYN8GVA&amp;keywords=arduino+nano+v3.0&amp;qid=1569873021&amp;sprefix=arduino+nano%2Caps%2C171&amp;sr=8-4" xlink:type="simple">https://www.amazon.co.uk/Arduino-A000005-ARDUINO-NANO/dp/B0097AU5OU/ref=sr_1_4?crid=2LCEQTXYN8GVA&amp;keywords=arduino+nano+v3.0&amp;qid=1569873021&amp;sprefix=arduino+nano%2Caps%2C171&amp;sr=8-4</text:a></text:p>
          </table:table-cell>
          <table:table-cell table:number-columns-repeated="3"/>
          <table:table-cell office:value-type="float" office:value="19.2" calcext:value-type="float">
            <text:p>19.2</text:p>
          </table:table-cell>
          <table:table-cell/>
          <table:table-cell table:formula="of:=ROUNDUP([.B36]*[.G36]; 2)" office:value-type="float" office:value="19.2" calcext:value-type="float">
            <text:p>19.2</text:p>
          </table:table-cell>
        </table:table-row>
        <table:table-row table:style-name="ro1">
          <table:table-cell table:style-name="Default" office:value-type="string" calcext:value-type="string">
            <text:p>LDRs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482280" calcext:value-type="float">
            <text:p>7482280</text:p>
          </table:table-cell>
          <table:table-cell office:value-type="float" office:value="1.89" calcext:value-type="float">
            <text:p>1.89</text:p>
          </table:table-cell>
          <table:table-cell/>
          <table:table-cell table:formula="of:=ROUNDUP([.B37]*[.G37]; 2)" office:value-type="float" office:value="5.67" calcext:value-type="float">
            <text:p>5.67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8]*[.G38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9]*[.G39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0]*[.G40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1]*[.G41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2]*[.G42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3]*[.G43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4]*[.G44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5]*[.G45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6]*[.G46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7]*[.G47]; 2)" office:value-type="float" office:value="0" calcext:value-type="float">
            <text:p>0</text:p>
          </table:table-cell>
        </table:table-row>
      </table:table>
      <table:table table:name="Non_PCB_Components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14.1" calcext:value-type="float">
            <text:p>14.1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" xlink:type="simple">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</text:a>=</text:p>
          </table:table-cell>
          <table:table-cell/>
          <table:table-cell office:value-type="string" calcext:value-type="string">
            <text:p>20.99 for pack of 2 </text:p>
          </table:table-cell>
          <table:table-cell/>
          <table:table-cell table:formula="of:=20.99/2" office:value-type="float" office:value="10.495" calcext:value-type="float">
            <text:p>10.495</text:p>
          </table:table-cell>
          <table:table-cell office:value-type="float" office:value="1" calcext:value-type="float">
            <text:p>1</text:p>
          </table:table-cell>
          <table:table-cell table:formula="of:=ROUNDUP([.B6]*[.G6]; 2)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Ultrasonic Sens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mazon.co.uk/ELEGOO-Ultrasonic-Raspberry-Datasheet-Available/dp/B01M0QL1F1/ref=sr_1_1_sspa?keywords=ultrasonic+sensor&amp;qid=1569873247&amp;sr=8-1-spons&amp;psc=1&amp;spLa=ZW5jcnlwdGVkUXVhbGlmaWVyPUEyMFhUR05WNkI2MTJCJmVuY3J5cHRlZElkPUEwMjcyNjUyM0M0MFgxUTVRWVk2NCZlbmNyeXB0ZWRBZElkPUEwMjgyNDgwMUNUQUs1S0Q0Q0xaViZ3aWRnZXROYW1lPXNwX2F0ZiZhY3Rpb249Y2xpY2tSZWRpcmVjdCZkb05vdExvZ0NsaWNrPXRydWU" xlink:type="simple">https://www.amazon.co.uk/ELEGOO-Ultrasonic-Raspberry-Datasheet-Available/dp/B01M0QL1F1/ref=sr_1_1_sspa?keywords=ultrasonic+sensor&amp;qid=1569873247&amp;sr=8-1-spons&amp;psc=1&amp;spLa=ZW5jcnlwdGVkUXVhbGlmaWVyPUEyMFhUR05WNkI2MTJCJmVuY3J5cHRlZElkPUEwMjcyNjUyM0M0MFgxUTVRWVk2NCZlbmNyeXB0ZWRBZElkPUEwMjgyNDgwMUNUQUs1S0Q0Q0xaViZ3aWRnZXROYW1lPXNwX2F0ZiZhY3Rpb249Y2xpY2tSZWRpcmVjdCZkb05vdExvZ0NsaWNrPXRydWU</text:a>=</text:p>
          </table:table-cell>
          <table:table-cell/>
          <table:table-cell office:value-type="string" calcext:value-type="string">
            <text:p>8.99 for 5</text:p>
          </table:table-cell>
          <table:table-cell/>
          <table:table-cell table:formula="of:=8.99/5" office:value-type="float" office:value="1.798" calcext:value-type="float">
            <text:p>1.798</text:p>
          </table:table-cell>
          <table:table-cell office:value-type="float" office:value="5" calcext:value-type="float">
            <text:p>5</text:p>
          </table:table-cell>
          <table:table-cell table:formula="of:=ROUNDUP([.B7]*[.G7]; 2)" office:value-type="float" office:value="3.6" calcext:value-type="float">
            <text:p>3.6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</table:table>
      <table:table table:name="Mechanical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 table:formula="of:=SUM([.I6:.I100])" office:value-type="float" office:value="88.1195595" calcext:value-type="float">
            <text:p>88.1195595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xchange Rate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Tank Cha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OEM-metal-tank-chassis-T300-t_62129242205.html?spm=a2700.icbuShop.41413.9.72f92530xQdSzR" xlink:type="simple">https://www.alibaba.com/product-detail/OEM-metal-tank-chassis-T300-t_62129242205.html?spm=a2700.icbuShop.41413.9.72f92530xQdSzR</text:a></text:p>
          </table:table-cell>
          <table:table-cell table:number-columns-repeated="5"/>
          <table:table-cell table:style-name="ce4" table:formula="of:=[.D24]" office:value-type="currency" office:currency="GBP" office:value="88.1195595" calcext:value-type="currency">
            <text:p>£88.12</text:p>
          </table:table-cell>
        </table:table-row>
        <table:table-row table:style-name="ro1">
          <table:table-cell table:number-columns-repeated="8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8]*[.G8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9]*[.G9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0]*[.G10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1]*[.G11]; 2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float" office:value="0.8218" calcext:value-type="float">
            <text:p>0.821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.06" calcext:value-type="float">
            <text:p>121.06</text:p>
          </table:table-cell>
          <table:table-cell table:style-name="ce3" table:formula="of:=[.B17]/[.A17]" office:value-type="currency" office:currency="USD" office:value="121.06" calcext:value-type="currency">
            <text:p>$121.06</text:p>
          </table:table-cell>
          <table:table-cell table:style-name="ce4" table:formula="of:=[.D$15]*[.C17]" office:value-type="currency" office:currency="GBP" office:value="99.487108" calcext:value-type="currency">
            <text:p>£99.49</text:p>
          </table:table-cell>
          <table:table-cell table:style-name="ce9" table:formula="of:=[.B17]*[.D$15]" office:value-type="currency" office:currency="GBP" office:value="99.487108" calcext:value-type="currency">
            <text:p>£99.49</text:p>
          </table:table-cell>
          <table:table-cell table:number-columns-repeated="4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office:value-type="float" office:value="222.7" calcext:value-type="float">
            <text:p>222.7</text:p>
          </table:table-cell>
          <table:table-cell table:style-name="ce3" table:formula="of:=[.B18]/[.A18]" office:value-type="currency" office:currency="USD" office:value="111.35" calcext:value-type="currency">
            <text:p>$111.35</text:p>
          </table:table-cell>
          <table:table-cell table:style-name="ce4" table:formula="of:=[.D$15]*[.C18]" office:value-type="currency" office:currency="GBP" office:value="91.50743" calcext:value-type="currency">
            <text:p>£91.51</text:p>
          </table:table-cell>
          <table:table-cell table:style-name="ce9" table:formula="of:=[.B18]*[.D$15]" office:value-type="currency" office:currency="GBP" office:value="183.01486" calcext:value-type="currency">
            <text:p>£183.01</text:p>
          </table:table-cell>
          <table:table-cell table:number-columns-repeated="4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office:value-type="float" office:value="326.82" calcext:value-type="float">
            <text:p>326.82</text:p>
          </table:table-cell>
          <table:table-cell table:style-name="ce3" table:formula="of:=[.B19]/[.A19]" office:value-type="currency" office:currency="USD" office:value="108.94" calcext:value-type="currency">
            <text:p>$108.94</text:p>
          </table:table-cell>
          <table:table-cell table:style-name="ce4" table:formula="of:=[.D$15]*[.C19]" office:value-type="currency" office:currency="GBP" office:value="89.526892" calcext:value-type="currency">
            <text:p>£89.53</text:p>
          </table:table-cell>
          <table:table-cell table:style-name="ce9" table:formula="of:=[.B19]*[.D$15]" office:value-type="currency" office:currency="GBP" office:value="268.580676" calcext:value-type="currency">
            <text:p>£268.58</text:p>
          </table:table-cell>
          <table:table-cell table:number-columns-repeated="4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office:value-type="float" office:value="431.77" calcext:value-type="float">
            <text:p>431.77</text:p>
          </table:table-cell>
          <table:table-cell table:style-name="ce3" table:formula="of:=[.B20]/[.A20]" office:value-type="currency" office:currency="USD" office:value="107.9425" calcext:value-type="currency">
            <text:p>$107.94</text:p>
          </table:table-cell>
          <table:table-cell table:style-name="ce4" table:formula="of:=[.D$15]*[.C20]" office:value-type="currency" office:currency="GBP" office:value="88.7071465" calcext:value-type="currency">
            <text:p>£88.71</text:p>
          </table:table-cell>
          <table:table-cell table:style-name="ce9" table:formula="of:=[.B20]*[.D$15]" office:value-type="currency" office:currency="GBP" office:value="354.828586" calcext:value-type="currency">
            <text:p>£354.83</text:p>
          </table:table-cell>
          <table:table-cell table:number-columns-repeated="4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office:value-type="float" office:value="534.4" calcext:value-type="float">
            <text:p>534.4</text:p>
          </table:table-cell>
          <table:table-cell table:style-name="ce3" table:formula="of:=[.B21]/[.A21]" office:value-type="currency" office:currency="USD" office:value="106.88" calcext:value-type="currency">
            <text:p>$106.88</text:p>
          </table:table-cell>
          <table:table-cell table:style-name="ce4" table:formula="of:=[.D$15]*[.C21]" office:value-type="currency" office:currency="GBP" office:value="87.833984" calcext:value-type="currency">
            <text:p>£87.83</text:p>
          </table:table-cell>
          <table:table-cell table:style-name="ce9" table:formula="of:=[.B21]*[.D$15]" office:value-type="currency" office:currency="GBP" office:value="439.16992" calcext:value-type="currency">
            <text:p>£439.17</text:p>
          </table:table-cell>
          <table:table-cell table:number-columns-repeated="4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office:value-type="float" office:value="640.36" calcext:value-type="float">
            <text:p>640.36</text:p>
          </table:table-cell>
          <table:table-cell table:style-name="ce3" table:formula="of:=[.B22]/[.A22]" office:value-type="currency" office:currency="USD" office:value="106.726666666667" calcext:value-type="currency">
            <text:p>$106.73</text:p>
          </table:table-cell>
          <table:table-cell table:style-name="ce4" table:formula="of:=[.D$15]*[.C22]" office:value-type="currency" office:currency="GBP" office:value="87.707974666667" calcext:value-type="currency">
            <text:p>£87.71</text:p>
          </table:table-cell>
          <table:table-cell table:style-name="ce9" table:formula="of:=[.B22]*[.D$15]" office:value-type="currency" office:currency="GBP" office:value="526.247848" calcext:value-type="currency">
            <text:p>£526.25</text:p>
          </table:table-cell>
          <table:table-cell table:number-columns-repeated="4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office:value-type="float" office:value="757.7" calcext:value-type="float">
            <text:p>757.7</text:p>
          </table:table-cell>
          <table:table-cell table:style-name="ce3" table:formula="of:=[.B23]/[.A23]" office:value-type="currency" office:currency="USD" office:value="108.242857142857" calcext:value-type="currency">
            <text:p>$108.24</text:p>
          </table:table-cell>
          <table:table-cell table:style-name="ce4" table:formula="of:=[.D$15]*[.C23]" office:value-type="currency" office:currency="GBP" office:value="88.9539799999999" calcext:value-type="currency">
            <text:p>£88.95</text:p>
          </table:table-cell>
          <table:table-cell table:style-name="ce9" table:formula="of:=[.B23]*[.D$15]" office:value-type="currency" office:currency="GBP" office:value="622.67786" calcext:value-type="currency">
            <text:p>£622.68</text:p>
          </table:table-cell>
          <table:table-cell/>
          <table:table-cell office:value-type="string" calcext:value-type="string">
            <text:p>2.95% Transaction fee</text:p>
          </table:table-cell>
          <table:table-cell table:number-columns-repeated="2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office:value-type="float" office:value="857.82" calcext:value-type="float">
            <text:p>857.82</text:p>
          </table:table-cell>
          <table:table-cell table:style-name="ce3" table:formula="of:=[.B24]/[.A24]" office:value-type="currency" office:currency="USD" office:value="107.2275" calcext:value-type="currency">
            <text:p>$107.23</text:p>
          </table:table-cell>
          <table:table-cell table:style-name="ce4" table:formula="of:=[.D$15]*[.C24]" office:value-type="currency" office:currency="GBP" office:value="88.1195595" calcext:value-type="currency">
            <text:p>£88.12</text:p>
          </table:table-cell>
          <table:table-cell table:style-name="ce9" table:formula="of:=[.B24]*[.D$15]" office:value-type="currency" office:currency="GBP" office:value="704.956476" calcext:value-type="currency">
            <text:p>£704.96</text:p>
          </table:table-cell>
          <table:table-cell table:number-columns-repeated="4"/>
        </table:table-row>
      </table:table>
      <table:table table:name="Total" table:style-name="ta1">
        <table:table-column table:style-name="co7" table:number-columns-repeated="3" table:default-cell-style-name="Default"/>
        <table:table-column table:style-name="co7" table:number-columns-repeated="2" table:default-cell-style-name="ce5"/>
        <table:table-row table:style-name="ro1">
          <table:table-cell/>
          <table:table-cell office:value-type="string" calcext:value-type="string">
            <text:p>Number</text:p>
          </table:table-cell>
          <table:table-cell/>
          <table:table-cell table:style-name="Default" office:value-type="string" calcext:value-type="string">
            <text:p>Individual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assis</text:p>
          </table:table-cell>
          <table:table-cell office:value-type="float" office:value="8" calcext:value-type="float">
            <text:p>8</text:p>
          </table:table-cell>
          <table:table-cell/>
          <table:table-cell table:formula="of:=[$Mechanical.I1]" office:value-type="currency" office:currency="GBP" office:value="88.1195595" calcext:value-type="currency">
            <text:p>£88.12</text:p>
          </table:table-cell>
          <table:table-cell table:formula="of:=[.B2]*[.D2]" office:value-type="currency" office:currency="GBP" office:value="704.956476" calcext:value-type="currency">
            <text:p>£704.96</text:p>
          </table:table-cell>
        </table:table-row>
        <table:table-row table:style-name="ro1">
          <table:table-cell office:value-type="string" calcext:value-type="string">
            <text:p>Externals</text:p>
          </table:table-cell>
          <table:table-cell office:value-type="float" office:value="8" calcext:value-type="float">
            <text:p>8</text:p>
          </table:table-cell>
          <table:table-cell/>
          <table:table-cell table:formula="of:=[$Non_PCB_Components.I1]" office:value-type="currency" office:currency="GBP" office:value="14.1" calcext:value-type="currency">
            <text:p>£14.10</text:p>
          </table:table-cell>
          <table:table-cell table:formula="of:=[.B3]*[.D3]" office:value-type="currency" office:currency="GBP" office:value="112.8" calcext:value-type="currency">
            <text:p>£112.80</text:p>
          </table:table-cell>
        </table:table-row>
        <table:table-row table:style-name="ro1">
          <table:table-cell office:value-type="string" calcext:value-type="string">
            <text:p>PCBs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$Components.I1]" office:value-type="currency" office:currency="GBP" office:value="51.58" calcext:value-type="currency">
            <text:p>£51.58</text:p>
          </table:table-cell>
          <table:table-cell table:formula="of:=[.B4]*[.D4]" office:value-type="currency" office:currency="GBP" office:value="515.8" calcext:value-type="currency">
            <text:p>£515.80</text:p>
          </table:table-cell>
        </table:table-row>
        <table:table-row table:style-name="ro1">
          <table:table-cell table:number-columns-repeated="4"/>
          <table:table-cell table:formula="of:=[.B5]*[.D5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4"/>
          <table:table-cell table:formula="of:=[.B6]*[.D6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4"/>
          <table:table-cell table:formula="of:=[.B7]*[.D7]" office:value-type="currency" office:currency="GBP" office:value="0" calcext:value-type="currency">
            <text:p>£0.00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Total</text:p>
          </table:table-cell>
          <table:table-cell table:style-name="ce6" table:formula="of:=SUM([.E2:.E7])" office:value-type="currency" office:currency="GBP" office:value="1333.556476" calcext:value-type="currency">
            <text:p>£1,333.56</text:p>
          </table:table-cell>
        </table:table-row>
      </table:table>
      <table:named-expressions/>
      <table:database-ranges>
        <table:database-range table:name="__Anonymous_Sheet_DB__0" table:target-range-address="Components.A5:Components.I4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12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2P0"/>
    </number:currency-style>
    <number:currency-style style:name="N10114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4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6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6P0"/>
    </number:currency-style>
    <number:currency-style style:name="N10117P0" style:volatile="true" number:language="en" number:country="GB">
      <number:currency-symbol number:language="en" number:country="IE">£</number:currency-symbol>
      <number:number number:decimal-places="2" loext:min-decimal-places="2" number:min-integer-digits="1" number:grouping="true"/>
    </number:currency-style>
    <number:currency-style style:name="N10117" number:language="en" number:country="GB">
      <style:text-properties fo:color="#ff0000"/>
      <number:text>-</number:text>
      <number:currency-symbol number:language="en" number:country="IE">£</number:currency-symbol>
      <number:number number:decimal-places="2" loext:min-decimal-places="2" number:min-integer-digits="1" number:grouping="true"/>
      <style:map style:condition="value()&gt;=0" style:apply-style-name="N1011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21:20:27.0893224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47:44.864781479</meta:creation-date>
    <dc:date>2019-09-30T21:42:12.571934828</dc:date>
    <meta:editing-duration>PT1H50M26S</meta:editing-duration>
    <meta:editing-cycles>16</meta:editing-cycles>
    <meta:generator>LibreOffice/6.0.7.3$Linux_X86_64 LibreOffice_project/00m0$Build-3</meta:generator>
    <meta:document-statistic meta:table-count="4" meta:cell-count="370" meta:object-count="0"/>
  </office:meta>
</office:document-meta>
</file>